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352e" officeooo:paragraph-rsid="0002352e"/>
    </style:style>
    <style:style style:name="P2" style:family="paragraph" style:parent-style-name="Standard">
      <style:paragraph-properties fo:text-align="center" style:justify-single-word="false"/>
      <style:text-properties officeooo:rsid="0002352e" officeooo:paragraph-rsid="0002352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esafio 1 (INOVA)</text:span></text:p>
      <text:p text:style-name="P1"/>
      <text:p text:style-name="P1">Para o desafio 1 abaixo, utilize sua IDE e envie os códigos em um arquivo em .pdf ou link do Github. Responda as perguntas utilizando códigos em JavaScript. </text:p>
      <text:p text:style-name="Standard"/>
      <text:p text:style-name="Standard">// 1. Crie uma variável chamada nome e atribua seu nome a ela. Em seguida, exiba o valor dessa variável.</text:p>
      <text:p text:style-name="Standard">let nome = "Seu Nome";</text:p>
      <text:p text:style-name="Standard">console.log(nome);</text:p>
      <text:p text:style-name="Standard"/>
      <text:p text:style-name="Standard">// 2. Crie duas variáveis: uma chamada idade e outra chamada altura. Atribua a idade o valor 25 e a altura o valor 1.75. Exiba ambos os valores.</text:p>
      <text:p text:style-name="Standard">let idade = 25;</text:p>
      <text:p text:style-name="Standard">let altura = 1.75;</text:p>
      <text:p text:style-name="Standard">console.log(idade, altura);</text:p>
      <text:p text:style-name="Standard"/>
      <text:p text:style-name="Standard">// 3. Crie uma variável chamada preco com o valor 50 e uma variável desconto com o valor 0.2 (20%). Calcule o preço com desconto e exiba o valor final.</text:p>
      <text:p text:style-name="Standard">let preco = 50;</text:p>
      <text:p text:style-name="Standard">let desconto = 0.2;</text:p>
      <text:p text:style-name="Standard">let precoFinal = preco - (preco * desconto);</text:p>
      <text:p text:style-name="Standard">console.log(precoFinal);</text:p>
      <text:p text:style-name="Standard"/>
      <text:p text:style-name="Standard">// 4. Crie uma variável chamada temperatura e atribua o valor 30. Exiba mensagens baseadas no valor.</text:p>
      <text:p text:style-name="Standard">let temperatura = 30;</text:p>
      <text:p text:style-name="Standard">if (temperatura &gt; 25) {</text:p>
      <text:p text:style-name="Standard"><text:s text:c="2"/>console.log("Está calor!");</text:p>
      <text:p text:style-name="Standard">} else {</text:p>
      <text:p text:style-name="Standard"><text:s text:c="2"/>console.log("Está fresco!");</text:p>
      <text:p text:style-name="Standard">}</text:p>
      <text:p text:style-name="Standard"/>
      <text:p text:style-name="Standard">// 5. Crie uma variável idade e determine se é maior ou menor de idade.</text:p>
      <text:p text:style-name="Standard">let idade2 = 20;</text:p>
      <text:p text:style-name="Standard">if (idade2 &gt;= 18) {</text:p>
      <text:p text:style-name="Standard"><text:s text:c="2"/>console.log("Você é maior de idade");</text:p>
      <text:p text:style-name="Standard">} else {</text:p>
      <text:p text:style-name="Standard"><text:s text:c="2"/>console.log("Você é menor de idade");</text:p>
      <text:p text:style-name="Standard">}</text:p>
      <text:p text:style-name="Standard"/>
      <text:p text:style-name="Standard">// 6. Crie uma variável nota e exiba se está aprovado, em recuperação ou reprovado.</text:p>
      <text:p text:style-name="Standard">let nota = 8;</text:p>
      <text:p text:style-name="Standard">if (nota &gt;= 7) {</text:p>
      <text:p text:style-name="Standard"><text:s text:c="2"/>console.log("Aprovado");</text:p>
      <text:p text:style-name="Standard">} else if (nota &gt;= 5) {</text:p>
      <text:p text:style-name="Standard"><text:s text:c="2"/>console.log("Recuperação");</text:p>
      <text:p text:style-name="Standard">} else {</text:p>
      <text:p text:style-name="Standard"><text:s text:c="2"/>console.log("Reprovado");</text:p>
      <text:p text:style-name="Standard">}</text:p>
      <text:p text:style-name="Standard"/>
      <text:p text:style-name="Standard">// 7. Verifique se dois números são iguais ou diferentes.</text:p>
      <text:p text:style-name="Standard">let numero1 = 10;</text:p>
      <text:p text:style-name="Standard"><text:soft-page-break/>let numero2 = 20;</text:p>
      <text:p text:style-name="Standard">if (numero1 === numero2) {</text:p>
      <text:p text:style-name="Standard"><text:s text:c="2"/>console.log("Os números são iguais");</text:p>
      <text:p text:style-name="Standard">} else {</text:p>
      <text:p text:style-name="Standard"><text:s text:c="2"/>console.log("Os números são diferentes");</text:p>
      <text:p text:style-name="Standard">}</text:p>
      <text:p text:style-name="Standard"/>
      <text:p text:style-name="Standard">// 8. Exiba nome e idade concatenados.</text:p>
      <text:p text:style-name="Standard">let meuNome = "João";</text:p>
      <text:p text:style-name="Standard">let minhaIdade = 25;</text:p>
      <text:p text:style-name="Standard">console.log(`Olá, meu nome é ${meuNome} e eu tenho ${minhaIdade} anos`);</text:p>
      <text:p text:style-name="Standard"/>
      <text:p text:style-name="Standard">// 9. Crie um loop que imprima os números de 1 a 10.</text:p>
      <text:p text:style-name="Standard">for (let i = 1; i &lt;= 10; i++) {</text:p>
      <text:p text:style-name="Standard"><text:s text:c="2"/>console.log(i);</text:p>
      <text:p text:style-name="Standard">}</text:p>
      <text:p text:style-name="Standard"/>
      <text:p text:style-name="Standard">// 10. Crie um loop que peça para o usuário digitar um número até que seja 5.</text:p>
      <text:p text:style-name="Standard">let numero;</text:p>
      <text:p text:style-name="Standard">do {</text:p>
      <text:p text:style-name="Standard"><text:s text:c="2"/>numero = parseInt(prompt("Digite um número:"));</text:p>
      <text:p text:style-name="Standard">} while (numero !== 5);</text:p>
      <text:p text:style-name="Standard"/>
      <text:p text:style-name="Standard">// 11. Crie um loop que imprima a tabuada do número 7.</text:p>
      <text:p text:style-name="Standard">let num = 7;</text:p>
      <text:p text:style-name="Standard">for (let i = 1; i &lt;= 10; i++) {</text:p>
      <text:p text:style-name="Standard"><text:s text:c="2"/>console.log(`${num} x ${i} = ${num * i}`);</text:p>
      <text:p text:style-name="Standard">}</text:p>
      <text:p text:style-name="Standard"/>
      <text:p text:style-name="Standard">// 12. Crie um loop que exiba todos os números pares de 0 a 20.</text:p>
      <text:p text:style-name="Standard">for (let i = 0; i &lt;= 20; i++) {</text:p>
      <text:p text:style-name="Standard"><text:s text:c="2"/>if (i % 2 === 0) {</text:p>
      <text:p text:style-name="Standard"><text:s text:c="4"/>console.log(i);</text:p>
      <text:p text:style-name="Standard"><text:s text:c="2"/>}</text:p>
      <text:p text:style-name="Standard">}</text:p>
      <text:p text:style-name="Standard"/>
      <text:p text:style-name="Standard">// 13. Calcule a área de um círculo com função.</text:p>
      <text:p text:style-name="Standard">function calcularAreaCirculo(raio) {</text:p>
      <text:p text:style-name="Standard"><text:s text:c="2"/>return Math.PI * Math.pow(raio, 2);</text:p>
      <text:p text:style-name="Standard">}</text:p>
      <text:p text:style-name="Standard">let raio = 5;</text:p>
      <text:p text:style-name="Standard">console.log(calcularAreaCirculo(raio));</text:p>
      <text:p text:style-name="Standard"/>
      <text:p text:style-name="Standard">// 14. Comente seu código e crie um programa para somar dois números.</text:p>
      <text:p text:style-name="Standard">let num1 = 10; // Primeiro número</text:p>
      <text:p text:style-name="Standard">let num2 = 20; // Segundo número</text:p>
      <text:p text:style-name="Standard">let soma = num1 + num2; // Soma os dois números</text:p>
      <text:p text:style-name="Standard">console.log(soma); // Exibe o resultado</text:p>
      <text:p text:style-name="Standard"/>
      <text:p text:style-name="Standard">// 15. Refatore o código para melhor legibilidade.</text:p>
      <text:p text:style-name="Standard">function somar(a, b) {</text:p>
      <text:p text:style-name="Standard"><text:s text:c="2"/>return a + b;</text:p>
      <text:p text:style-name="Standard"><text:soft-page-break/>}</text:p>
      <text:p text:style-name="Standard">const x = 10;</text:p>
      <text:p text:style-name="Standard">const y = 20;</text:p>
      <text:p text:style-name="Standard">const resultado = somar(x, y);</text:p>
      <text:p text:style-name="Standard">console.log(resultado)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6:11:59.837627530</meta:creation-date>
    <dc:date>2025-02-09T17:15:43.442855227</dc:date>
    <meta:editing-duration>PT2M56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3" meta:paragraph-count="88" meta:word-count="535" meta:character-count="2869" meta:non-whitespace-character-count="2385"/>
  </office:meta>
</office:document-meta>
</file>